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1"/>
        <table:table-column table:style-name="co3" table:number-columns-repeated="6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table:style-name="ce2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6" office:value-type="string" calcext:value-type="string">
            <text:p>WB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I X1, X0, 0x51</text:p>
          </table:table-cell>
          <table:table-cell/>
          <table:table-cell table:style-name="Default"/>
          <table:table-cell/>
          <table:table-cell office:value-type="string" calcext:value-type="string">
            <text:p>X1=X0+0x51</text:p>
          </table:table-cell>
          <table:table-cell table:number-columns-repeated="2" office:value-type="string" calcext:value-type="string">
            <text:p>???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6" office:value-type="string" calcext:value-type="string">
            <text:p>W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DI X2, X0, 0x52</text:p>
          </table:table-cell>
          <table:table-cell table:number-columns-repeated="4"/>
          <table:table-cell office:value-type="string" calcext:value-type="string">
            <text:p>X2=X0+0x52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???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2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6" office:value-type="string" calcext:value-type="string">
            <text:p>W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 X3, X1, X2</text:p>
          </table:table-cell>
          <table:table-cell table:number-columns-repeated="5"/>
          <table:table-cell office:value-type="string" calcext:value-type="string">
            <text:p>X3=X1+X2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51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6" office:value-type="string" calcext:value-type="string">
            <text:p>W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D X4, X1, X2</text:p>
          </table:table-cell>
          <table:table-cell table:number-columns-repeated="6"/>
          <table:table-cell table:style-name="ce1" office:value-type="string" calcext:value-type="string">
            <text:p>X4=X1+X2</text:p>
          </table:table-cell>
          <table:table-cell table:style-name="ce1" office:value-type="string" calcext:value-type="string">
            <text:p>0xA3</text:p>
          </table:table-cell>
          <table:table-cell table:style-name="ce1" office:value-type="string" calcext:value-type="string">
            <text:p>0x52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6" office:value-type="string" calcext:value-type="string">
            <text:p>WB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" office:value-type="string" calcext:value-type="string">
            <text:p>X4=X1+X2</text:p>
          </table:table-cell>
          <table:table-cell table:number-columns-repeated="2" table:style-name="ce1" office:value-type="string" calcext:value-type="string">
            <text:p>0xA3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6" office:value-type="string" calcext:value-type="string">
            <text:p>WB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8"/>
          <table:table-cell table:style-name="ce2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EX</text:p>
          </table:table-cell>
          <table:table-cell table:style-name="ce5" office:value-type="string" calcext:value-type="string">
            <text:p>MEM</text:p>
          </table:table-cell>
          <table:table-cell table:style-name="ce6" office:value-type="string" calcext:value-type="string">
            <text:p>WB</text:p>
          </table:table-cell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2T19:10:45.349000000</meta:creation-date>
    <dc:date>2020-11-22T20:43:41.128000000</dc:date>
    <meta:editing-duration>PT41M54S</meta:editing-duration>
    <meta:editing-cycles>2</meta:editing-cycles>
    <meta:generator>LibreOffice/7.0.3.1$Windows_X86_64 LibreOffice_project/d7547858d014d4cf69878db179d326fc3483e082</meta:generator>
    <meta:document-statistic meta:table-count="1" meta:cell-count="54" meta:object-count="0"/>
  </office:meta>
</office:document-meta>
</file>